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4000005F75E3D5C01097D51CE.jpg" manifest:media-type="image/jpeg"/>
  <manifest:file-entry manifest:full-path="Pictures/1000000000000BB80000058CF47A1A6EF3FA90B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0c245c" officeooo:paragraph-rsid="000c245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c245c" officeooo:paragraph-rsid="000c245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GB-LED</text:p>
      <text:p text:style-name="P2"/>
      <text:p text:style-name="P2"><draw:frame draw:style-name="fr1" draw:name="Bild2" text:anchor-type="as-char" svg:width="17cm" svg:height="8.045cm" draw:z-index="1"><draw:image xlink:href="Pictures/1000000000000BB80000058CF47A1A6EF3FA90B5.jpg" xlink:type="simple" xlink:show="embed" xlink:actuate="onLoad" loext:mime-type="image/jpeg"/></draw:frame></text:p>
      <text:p text:style-name="P2"/>
      <text:p text:style-name="P2"/>
      <text:p text:style-name="P1"/>
      <text:p text:style-name="P3">Anschlüsse</text:p>
      <text:p text:style-name="P3"/>
      <text:p text:style-name="P1"><draw:frame draw:style-name="fr1" draw:name="Bild1" text:anchor-type="as-char" svg:width="17cm" svg:height="13.492cm" draw:z-index="0"><draw:image xlink:href="Pictures/1000000000000784000005F75E3D5C01097D51CE.jpg" xlink:type="simple" xlink:show="embed" xlink:actuate="onLoad" loext:mime-type="image/jpe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34:55.505255381</meta:creation-date>
    <dc:date>2018-01-26T11:53:18.033011174</dc:date>
    <meta:editing-duration>PT8M12S</meta:editing-duration>
    <meta:editing-cycles>1</meta:editing-cycles>
    <meta:document-statistic meta:table-count="0" meta:image-count="2" meta:object-count="0" meta:page-count="1" meta:paragraph-count="4" meta:word-count="2" meta:character-count="17" meta:non-whitespace-character-count="17"/>
    <meta:generator>LibreOffice/5.4.4.2$Linux_X86_64 LibreOffice_project/40m0$Build-2</meta:generator>
  </office:meta>
</office:document-meta>
</file>